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.32542" calcext:value-type="float">
            <text:p>0.32542</text:p>
          </table:table-cell>
          <table:table-cell office:value-type="float" office:value="0.3421" calcext:value-type="float">
            <text:p>0.3421</text:p>
          </table:table-cell>
          <table:table-cell/>
          <table:table-cell office:value-type="string" calcext:value-type="string">
            <text:p>weight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2524" calcext:value-type="float">
            <text:p>0.2524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Beta 1</text:p>
          </table:table-cell>
          <table:table-cell office:value-type="string" calcext:value-type="string">
            <text:p>Beta 2</text:p>
          </table:table-cell>
          <table:table-cell office:value-type="string" calcext:value-type="string">
            <text:p>learning st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string" calcext:value-type="string">
            <text:p>biase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dW</text:p>
          </table:table-cell>
          <table:table-cell table:number-columns-repeated="6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64" calcext:value-type="float">
            <text:p>0.76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string" calcext:value-type="string">
            <text:p>dB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937774205370562" calcext:value-type="float">
            <text:p>0.937774205370562</text:p>
          </table:table-cell>
          <table:table-cell office:value-type="float" office:value="0.562399182121953" calcext:value-type="float">
            <text:p>0.562399182121953</text:p>
          </table:table-cell>
          <table:table-cell/>
          <table:table-cell office:value-type="string" calcext:value-type="string">
            <text:p>m t-1</text:p>
          </table:table-cell>
          <table:table-cell table:number-columns-repeated="6"/>
        </table:table-row>
        <table:table-row table:style-name="ro1">
          <table:table-cell office:value-type="float" office:value="0.0819652376285455" calcext:value-type="float">
            <text:p>0.0819652376285455</text:p>
          </table:table-cell>
          <table:table-cell office:value-type="float" office:value="65.5032556930054" calcext:value-type="float">
            <text:p>65.503255693005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.16258116289483" calcext:value-type="float">
            <text:p>0.16258116289483</text:p>
          </table:table-cell>
          <table:table-cell office:value-type="float" office:value="0.781716107803572" calcext:value-type="float">
            <text:p>0.781716107803572</text:p>
          </table:table-cell>
          <table:table-cell/>
          <table:table-cell office:value-type="string" calcext:value-type="string">
            <text:p>v t -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formula="of:=([.$H$1]*[.A11]) + ((1 - [.$H$1]) * [.A6])" office:value-type="float" office:value="0.850996784833506" calcext:value-type="float">
            <text:p>0.850996784833506</text:p>
          </table:table-cell>
          <table:table-cell table:formula="of:=([.$H$1]*[.B11]) + ((1 - [.$H$1]) * [.B6])" office:value-type="float" office:value="0.846159263909758" calcext:value-type="float">
            <text:p>0.846159263909758</text:p>
          </table:table-cell>
          <table:table-cell/>
          <table:table-cell office:value-type="string" calcext:value-type="string">
            <text:p>m w before correction</text:p>
          </table:table-cell>
          <table:table-cell table:number-columns-repeated="6"/>
        </table:table-row>
        <table:table-row table:style-name="ro1">
          <table:table-cell table:formula="of:=([.$H$1]*[.A12]) + ((1 - [.$H$1]) * [.A7])" office:value-type="float" office:value="0.203768713865691" calcext:value-type="float">
            <text:p>0.203768713865691</text:p>
          </table:table-cell>
          <table:table-cell table:formula="of:=([.$H$1]*[.B12]) + ((1 - [.$H$1]) * [.B7])" office:value-type="float" office:value="59.0293301237048" calcext:value-type="float">
            <text:p>59.02933012370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([.$I$1]*[.A11]) + ((1 - [.$I$1]) * POWER([.A6];2))" office:value-type="float" office:value="0.936841331165192" calcext:value-type="float">
            <text:p>0.936841331165192</text:p>
          </table:table-cell>
          <table:table-cell table:formula="of:=([.$I$1]*[.B11]) + ((1 - [.$I$1]) * POWER([.B6];2))" office:value-type="float" office:value="0.573396782939831" calcext:value-type="float">
            <text:p>0.573396782939831</text:p>
          </table:table-cell>
          <table:table-cell/>
          <table:table-cell office:value-type="string" calcext:value-type="string">
            <text:p>v w before correction</text:p>
          </table:table-cell>
          <table:table-cell table:number-columns-repeated="6"/>
        </table:table-row>
        <table:table-row table:style-name="ro1">
          <table:table-cell table:formula="of:=([.$I$1]*[.A12]) + ((1 - [.$I$1]) * POWER([.A7];2))" office:value-type="float" office:value="0.0835732723909169" calcext:value-type="float">
            <text:p>0.0835732723909169</text:p>
          </table:table-cell>
          <table:table-cell table:formula="of:=([.$I$1]*[.B12]) + ((1 - [.$I$1]) * POWER([.B7];2))" office:value-type="float" office:value="65.4383361333124" calcext:value-type="float">
            <text:p>65.43833613331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([.$H$1]*[.A14]) + ((1 - [.$H$1]) * [.A9])" office:value-type="float" office:value="0.224723046605347" calcext:value-type="float">
            <text:p>0.224723046605347</text:p>
          </table:table-cell>
          <table:table-cell table:formula="of:=([.$H$1]*[.B14]) + ((1 - [.$H$1]) * [.B9])" office:value-type="float" office:value="1.22454449702321" calcext:value-type="float">
            <text:p>1.22454449702321</text:p>
          </table:table-cell>
          <table:table-cell/>
          <table:table-cell office:value-type="string" calcext:value-type="string">
            <text:p>m b before correctio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formula="of:=([.$I$1]*[.A14]) + ((1 - [.$I$1]) * POWER([.A9];2))" office:value-type="float" office:value="0.163033237731935" calcext:value-type="float">
            <text:p>0.163033237731935</text:p>
          </table:table-cell>
          <table:table-cell table:formula="of:=([.$I$1]*[.B14]) + ((1 - [.$I$1]) * POWER([.B9];2))" office:value-type="float" office:value="0.808078491695768" calcext:value-type="float">
            <text:p>0.808078491695768</text:p>
          </table:table-cell>
          <table:table-cell/>
          <table:table-cell office:value-type="string" calcext:value-type="string">
            <text:p>v b before correctio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formula="of:=[.A16]/(1 - POWER([.$H$1];[.$G$1]))" office:value-type="float" office:value="1.63118981818108" calcext:value-type="float">
            <text:p>1.63118981818108</text:p>
          </table:table-cell>
          <table:table-cell table:formula="of:=[.B16]/(1 - POWER([.$H$1];[.$G$1]))" office:value-type="float" office:value="1.62191726273" calcext:value-type="float">
            <text:p>1.62191726273</text:p>
          </table:table-cell>
          <table:table-cell/>
          <table:table-cell office:value-type="string" calcext:value-type="string">
            <text:p>after correction</text:p>
          </table:table-cell>
          <table:table-cell table:number-columns-repeated="6"/>
        </table:table-row>
        <table:table-row table:style-name="ro1">
          <table:table-cell table:formula="of:=[.A17]/(1 - POWER([.$H$1];[.$G$1]))" office:value-type="float" office:value="0.390583674633505" calcext:value-type="float">
            <text:p>0.390583674633505</text:p>
          </table:table-cell>
          <table:table-cell table:formula="of:=[.B17]/(1 - POWER([.$H$1];[.$G$1]))" office:value-type="float" office:value="113.147363172089" calcext:value-type="float">
            <text:p>113.14736317208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[.A19]/(1 - POWER([.$I$1];[.$G$1]))" office:value-type="float" office:value="134.236514913689" calcext:value-type="float">
            <text:p>134.236514913689</text:p>
          </table:table-cell>
          <table:table-cell table:formula="of:=[.B19]/(1 - POWER([.$I$1];[.$G$1]))" office:value-type="float" office:value="82.1598954316329" calcext:value-type="float">
            <text:p>82.1598954316329</text:p>
          </table:table-cell>
          <table:table-cell table:number-columns-repeated="8"/>
        </table:table-row>
        <table:table-row table:style-name="ro1">
          <table:table-cell table:formula="of:=[.A20]/(1 - POWER([.$I$1];[.$G$1]))" office:value-type="float" office:value="11.974903809737" calcext:value-type="float">
            <text:p>11.974903809737</text:p>
          </table:table-cell>
          <table:table-cell table:formula="of:=[.B20]/(1 - POWER([.$I$1];[.$G$1]))" office:value-type="float" office:value="9376.41614654326" calcext:value-type="float">
            <text:p>9376.4161465432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[.A22]/(1 - POWER([.$H$1];[.$G$1]))" office:value-type="float" office:value="0.430748919462712" calcext:value-type="float">
            <text:p>0.430748919462712</text:p>
          </table:table-cell>
          <table:table-cell table:formula="of:=[.B22]/(1 - POWER([.$H$1];[.$G$1]))" office:value-type="float" office:value="2.34720571340905" calcext:value-type="float">
            <text:p>2.347205713409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formula="of:=[.A24]/(1 - POWER([.$I$1];[.$G$1]))" office:value-type="float" office:value="23.3604271291176" calcext:value-type="float">
            <text:p>23.3604271291176</text:p>
          </table:table-cell>
          <table:table-cell table:formula="of:=[.B24]/(1 - POWER([.$I$1];[.$G$1]))" office:value-type="float" office:value="115.786565871338" calcext:value-type="float">
            <text:p>115.786565871338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0.32542" calcext:value-type="float">
            <text:p>0.32542</text:p>
          </table:table-cell>
          <table:table-cell office:value-type="float" office:value="0.3421" calcext:value-type="float">
            <text:p>0.3421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2524" calcext:value-type="float">
            <text:p>0.25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937774205370562" calcext:value-type="float">
            <text:p>0.937774205370562</text:p>
          </table:table-cell>
          <table:table-cell office:value-type="float" office:value="0.562399182121953" calcext:value-type="float">
            <text:p>0.562399182121953</text:p>
          </table:table-cell>
        </table:table-row>
        <table:table-row table:style-name="ro1">
          <table:table-cell office:value-type="float" office:value="0.0819652376285455" calcext:value-type="float">
            <text:p>0.0819652376285455</text:p>
          </table:table-cell>
          <table:table-cell office:value-type="float" office:value="65.5032556930054" calcext:value-type="float">
            <text:p>65.50325569300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16258116289483" calcext:value-type="float">
            <text:p>0.16258116289483</text:p>
          </table:table-cell>
          <table:table-cell office:value-type="float" office:value="0.781716107803572" calcext:value-type="float">
            <text:p>0.7817161078035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850996784833506" calcext:value-type="float">
            <text:p>0.850996784833506</text:p>
          </table:table-cell>
          <table:table-cell office:value-type="float" office:value="0.846159263909758" calcext:value-type="float">
            <text:p>0.846159263909758</text:p>
          </table:table-cell>
        </table:table-row>
        <table:table-row table:style-name="ro1">
          <table:table-cell office:value-type="float" office:value="0.203768713865691" calcext:value-type="float">
            <text:p>0.203768713865691</text:p>
          </table:table-cell>
          <table:table-cell office:value-type="float" office:value="59.0293301237048" calcext:value-type="float">
            <text:p>59.02933012370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936841331165192" calcext:value-type="float">
            <text:p>0.936841331165192</text:p>
          </table:table-cell>
          <table:table-cell office:value-type="float" office:value="0.573396782939831" calcext:value-type="float">
            <text:p>0.573396782939831</text:p>
          </table:table-cell>
        </table:table-row>
        <table:table-row table:style-name="ro1">
          <table:table-cell office:value-type="float" office:value="0.0835732723909169" calcext:value-type="float">
            <text:p>0.0835732723909169</text:p>
          </table:table-cell>
          <table:table-cell office:value-type="float" office:value="65.4383361333124" calcext:value-type="float">
            <text:p>65.43833613331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224723046605347" calcext:value-type="float">
            <text:p>0.224723046605347</text:p>
          </table:table-cell>
          <table:table-cell office:value-type="float" office:value="1.22454449702321" calcext:value-type="float">
            <text:p>1.224544497023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163033237731935" calcext:value-type="float">
            <text:p>0.163033237731935</text:p>
          </table:table-cell>
          <table:table-cell office:value-type="float" office:value="0.808078491695768" calcext:value-type="float">
            <text:p>0.8080784916957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.63118981818108" calcext:value-type="float">
            <text:p>1.63118981818108</text:p>
          </table:table-cell>
          <table:table-cell office:value-type="float" office:value="1.62191726273" calcext:value-type="float">
            <text:p>1.62191726273</text:p>
          </table:table-cell>
        </table:table-row>
        <table:table-row table:style-name="ro1">
          <table:table-cell office:value-type="float" office:value="0.390583674633505" calcext:value-type="float">
            <text:p>0.390583674633505</text:p>
          </table:table-cell>
          <table:table-cell office:value-type="float" office:value="113.147363172089" calcext:value-type="float">
            <text:p>113.1473631720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34.236514913689" calcext:value-type="float">
            <text:p>134.236514913689</text:p>
          </table:table-cell>
          <table:table-cell office:value-type="float" office:value="82.1598954316329" calcext:value-type="float">
            <text:p>82.1598954316329</text:p>
          </table:table-cell>
        </table:table-row>
        <table:table-row table:style-name="ro1">
          <table:table-cell office:value-type="float" office:value="11.974903809737" calcext:value-type="float">
            <text:p>11.974903809737</text:p>
          </table:table-cell>
          <table:table-cell office:value-type="float" office:value="9376.41614654326" calcext:value-type="float">
            <text:p>9376.416146543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430748919462712" calcext:value-type="float">
            <text:p>0.430748919462712</text:p>
          </table:table-cell>
          <table:table-cell office:value-type="float" office:value="2.34720571340905" calcext:value-type="float">
            <text:p>2.347205713409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3.3604271291176" calcext:value-type="float">
            <text:p>23.3604271291176</text:p>
          </table:table-cell>
          <table:table-cell office:value-type="float" office:value="115.786565871338" calcext:value-type="float">
            <text:p>115.786565871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8:50:32.488969533</meta:creation-date>
    <dc:date>2024-12-23T20:27:08.855552180</dc:date>
    <meta:editing-duration>PT1M3S</meta:editing-duration>
    <meta:editing-cycles>1</meta:editing-cycles>
    <meta:document-statistic meta:table-count="2" meta:cell-count="103" meta:object-count="0"/>
    <meta:generator>LibreOffice/24.2.7.2$Linux_X86_64 LibreOffice_project/420$Build-2</meta:generator>
  </office:meta>
</office:document-meta>
</file>